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7" style:family="table">
      <style:table-properties style:width="8.001cm" table:align="left" style:may-break-between-rows="false"/>
    </style:style>
    <style:style style:name="Tabela17.A" style:family="table-column">
      <style:table-column-properties style:column-width="1cm"/>
    </style:style>
    <style:style style:name="Tabela17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17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7.F1" style:family="table-cell">
      <style:table-cell-properties style:vertical-align="middle" fo:background-color="#cccccc" fo:padding="0.101cm" fo:border-left="1pt solid #b2b2b2" fo:border-right="0.5pt solid #b2b2b2" fo:border-top="0.5pt solid #b2b2b2" fo:border-bottom="0.5pt solid #b2b2b2" style:writing-mode="page">
        <style:background-image/>
      </style:table-cell-properties>
    </style:style>
    <style:style style:name="Tabela17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17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7.F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7.H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7.A3" style:family="table-cell">
      <style:table-cell-properties style:vertical-align="middle" fo:background-color="#dddddd" fo:padding="0.101cm" fo:border="0.5pt solid #b2b2b2" style:writing-mode="page">
        <style:background-image/>
      </style:table-cell-properties>
    </style:style>
    <style:style style:name="Tabela17.B3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7.F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7.H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" style:family="table">
      <style:table-properties style:width="8.999cm" table:align="left" style:may-break-between-rows="false"/>
    </style:style>
    <style:style style:name="Tabela1.A" style:family="table-column">
      <style:table-column-properties style:column-width="0.998cm"/>
    </style:style>
    <style:style style:name="Tabela1.B" style:family="table-column">
      <style:table-column-properties style:column-width="1cm"/>
    </style:style>
    <style:style style:name="Tabela1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1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.G1" style:family="table-cell">
      <style:table-cell-properties style:vertical-align="middle" fo:background-color="#cccccc" fo:padding="0.101cm" fo:border-left="1pt solid #b2b2b2" fo:border-right="0.5pt solid #b2b2b2" fo:border-top="0.5pt solid #b2b2b2" fo:border-bottom="0.5pt solid #b2b2b2" style:writing-mode="page">
        <style:background-image/>
      </style:table-cell-properties>
    </style:style>
    <style:style style:name="Tabela1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1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.G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.I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.A3" style:family="table-cell">
      <style:table-cell-properties style:vertical-align="middle" fo:background-color="#dddddd" fo:padding="0.101cm" fo:border="0.5pt solid #b2b2b2" style:writing-mode="page">
        <style:background-image/>
      </style:table-cell-properties>
    </style:style>
    <style:style style:name="Tabela1.B3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.G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.I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2" style:family="table">
      <style:table-properties style:width="7.999cm" table:align="left" style:may-break-between-rows="false"/>
    </style:style>
    <style:style style:name="Tabela2.A" style:family="table-column">
      <style:table-column-properties style:column-width="0.998cm"/>
    </style:style>
    <style:style style:name="Tabela2.B" style:family="table-column">
      <style:table-column-properties style:column-width="1cm"/>
    </style:style>
    <style:style style:name="Tabela2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2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2.G1" style:family="table-cell">
      <style:table-cell-properties style:vertical-align="middle" fo:background-color="#cccccc" fo:padding="0.101cm" fo:border-left="1pt solid #b2b2b2" fo:border-right="1pt solid #b2b2b2" fo:border-top="0.5pt solid #b2b2b2" fo:border-bottom="0.5pt solid #b2b2b2" style:writing-mode="page">
        <style:background-image/>
      </style:table-cell-properties>
    </style:style>
    <style:style style:name="Tabela2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2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2.G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2.H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2.A3" style:family="table-cell">
      <style:table-cell-properties style:vertical-align="middle" fo:background-color="#dddddd" fo:padding="0.101cm" fo:border="0.5pt solid #b2b2b2" style:writing-mode="page">
        <style:background-image/>
      </style:table-cell-properties>
    </style:style>
    <style:style style:name="Tabela2.B3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2.G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2.H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3" style:family="table">
      <style:table-properties style:width="5.999cm" table:align="left" style:may-break-between-rows="false"/>
    </style:style>
    <style:style style:name="Tabela3.A" style:family="table-column">
      <style:table-column-properties style:column-width="0.998cm"/>
    </style:style>
    <style:style style:name="Tabela3.B" style:family="table-column">
      <style:table-column-properties style:column-width="1cm"/>
    </style:style>
    <style:style style:name="Tabela3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3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3.E1" style:family="table-cell">
      <style:table-cell-properties style:vertical-align="middle" fo:background-color="#cccccc" fo:padding="0.101cm" fo:border-left="1pt solid #b2b2b2" fo:border-right="1pt solid #b2b2b2" fo:border-top="0.5pt solid #b2b2b2" fo:border-bottom="0.5pt solid #b2b2b2" style:writing-mode="page">
        <style:background-image/>
      </style:table-cell-properties>
    </style:style>
    <style:style style:name="Tabela3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3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3.E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3.F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3.A3" style:family="table-cell">
      <style:table-cell-properties style:vertical-align="middle" fo:background-color="#dddddd" fo:padding="0.101cm" fo:border="0.5pt solid #b2b2b2" style:writing-mode="page">
        <style:background-image/>
      </style:table-cell-properties>
    </style:style>
    <style:style style:name="Tabela3.B3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3.E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3.F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P1" style:family="paragraph" style:parent-style-name="Horizontal_20_Line">
      <style:text-properties officeooo:paragraph-rsid="00cc023e"/>
    </style:style>
    <style:style style:name="P2" style:family="paragraph" style:parent-style-name="Standard">
      <style:text-properties officeooo:paragraph-rsid="00d09ef4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bbbb73" officeooo:paragraph-rsid="00bbbb7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c1bed4" officeooo:paragraph-rsid="00c1bed4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c3a31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c7f3ba" officeooo:paragraph-rsid="00c7f3ba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c81386" officeooo:paragraph-rsid="00c8138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c9a80b" officeooo:paragraph-rsid="00c9a80b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c7d2dc" officeooo:paragraph-rsid="00c7d2d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cab608" officeooo:paragraph-rsid="00cab60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text-underline-style="none" fo:font-weight="normal" officeooo:rsid="00bbbb73" officeooo:paragraph-rsid="00bbbb73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c1bed4" style:font-weight-asian="normal" style:font-weight-complex="normal"/>
    </style:style>
    <style:style style:name="P15" style:family="paragraph" style:parent-style-name="Corpo">
      <style:text-properties officeooo:paragraph-rsid="00d65acb"/>
    </style:style>
    <style:style style:name="P16" style:family="paragraph" style:parent-style-name="Corpo">
      <style:text-properties officeooo:paragraph-rsid="0124671f"/>
    </style:style>
    <style:style style:name="P17" style:family="paragraph" style:parent-style-name="Corpo">
      <style:text-properties officeooo:paragraph-rsid="0129a8ed"/>
    </style:style>
    <style:style style:name="P18" style:family="paragraph" style:parent-style-name="Corpo">
      <style:text-properties officeooo:paragraph-rsid="012d23aa"/>
    </style:style>
    <style:style style:name="P19" style:family="paragraph" style:parent-style-name="Corpo">
      <style:paragraph-properties fo:margin-top="0cm" fo:margin-bottom="0.099cm" loext:contextual-spacing="false" fo:line-height="100%"/>
      <style:text-properties officeooo:paragraph-rsid="010688c9"/>
    </style:style>
    <style:style style:name="P20" style:family="paragraph" style:parent-style-name="Corpo">
      <style:paragraph-properties fo:margin-top="0cm" fo:margin-bottom="0.099cm" loext:contextual-spacing="false" fo:line-height="100%"/>
      <style:text-properties officeooo:paragraph-rsid="011acfa9"/>
    </style:style>
    <style:style style:name="P21" style:family="paragraph" style:parent-style-name="Corpo">
      <style:paragraph-properties fo:margin-top="0cm" fo:margin-bottom="0.099cm" loext:contextual-spacing="false" fo:line-height="100%"/>
      <style:text-properties officeooo:paragraph-rsid="01210fcc"/>
    </style:style>
    <style:style style:name="P22" style:family="paragraph" style:parent-style-name="Corpo">
      <style:paragraph-properties fo:margin-top="0cm" fo:margin-bottom="0.099cm" loext:contextual-spacing="false" fo:line-height="100%"/>
      <style:text-properties officeooo:paragraph-rsid="0124671f"/>
    </style:style>
    <style:style style:name="P23" style:family="paragraph" style:parent-style-name="Corpo">
      <style:paragraph-properties fo:margin-top="0cm" fo:margin-bottom="0.099cm" loext:contextual-spacing="false" fo:line-height="100%"/>
      <style:text-properties officeooo:paragraph-rsid="0129a8ed"/>
    </style:style>
    <style:style style:name="P24" style:family="paragraph" style:parent-style-name="Corpo">
      <style:paragraph-properties fo:margin-top="0cm" fo:margin-bottom="0.099cm" loext:contextual-spacing="false" fo:line-height="100%"/>
      <style:text-properties officeooo:paragraph-rsid="012d23aa"/>
    </style:style>
    <style:style style:name="P25" style:family="paragraph" style:parent-style-name="Horizontal_20_Line">
      <style:text-properties officeooo:paragraph-rsid="0129a8ed"/>
    </style:style>
    <style:style style:name="P26" style:family="paragraph" style:parent-style-name="Horizontal_20_Line">
      <style:text-properties officeooo:paragraph-rsid="012d23aa"/>
    </style:style>
    <style:style style:name="P27" style:family="paragraph" style:parent-style-name="Standard">
      <style:text-properties officeooo:paragraph-rsid="0124671f"/>
    </style:style>
    <style:style style:name="P28" style:family="paragraph" style:parent-style-name="Standard">
      <style:text-properties officeooo:paragraph-rsid="0129a8ed"/>
    </style:style>
    <style:style style:name="P29" style:family="paragraph" style:parent-style-name="Standard">
      <style:text-properties officeooo:paragraph-rsid="012d23aa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Liberation Serif" officeooo:rsid="011d37c4" officeooo:paragraph-rsid="011d37c4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Serif" officeooo:rsid="011d37c4" officeooo:paragraph-rsid="0124671f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iberation Serif" officeooo:rsid="011e1b1c" officeooo:paragraph-rsid="011e1b1c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Liberation Serif" officeooo:rsid="011e1b1c" officeooo:paragraph-rsid="0124671f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erif" officeooo:rsid="0124671f" officeooo:paragraph-rsid="0124671f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officeooo:rsid="0124671f" officeooo:paragraph-rsid="0129a8e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iberation Serif" officeooo:rsid="0125764f" officeooo:paragraph-rsid="0125764f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Liberation Serif" officeooo:rsid="0129a8ed" officeooo:paragraph-rsid="0129a8ed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Liberation Serif" officeooo:rsid="0129a8ed" officeooo:paragraph-rsid="012d23aa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Liberation Serif" officeooo:rsid="012d9e45" officeooo:paragraph-rsid="012d9e45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bbbb73" officeooo:paragraph-rsid="0124671f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bbbb73" officeooo:paragraph-rsid="0129a8e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bbbb73" officeooo:paragraph-rsid="012d23aa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paragraph-rsid="0124671f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paragraph-rsid="0129a8ed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paragraph-rsid="012d23aa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cab608" officeooo:paragraph-rsid="00cab608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cab608" officeooo:paragraph-rsid="0124671f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cab608" officeooo:paragraph-rsid="0129a8e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cab608" officeooo:paragraph-rsid="012d23aa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c81386" officeooo:paragraph-rsid="00c81386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c81386" officeooo:paragraph-rsid="0124671f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c81386" officeooo:paragraph-rsid="0129a8e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c81386" officeooo:paragraph-rsid="012d23aa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c9a80b" officeooo:paragraph-rsid="00c9a80b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c9a80b" officeooo:paragraph-rsid="0124671f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c9a80b" officeooo:paragraph-rsid="0129a8ed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c9a80b" officeooo:paragraph-rsid="012d23aa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120f80c" officeooo:paragraph-rsid="0120f80c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120f80c" officeooo:paragraph-rsid="0124671f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120f80c" officeooo:paragraph-rsid="0129a8ed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120f80c" officeooo:paragraph-rsid="012d23aa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1262227" officeooo:paragraph-rsid="01262227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1262227" officeooo:paragraph-rsid="0129a8ed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1262227" officeooo:paragraph-rsid="012d23aa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1263dce" officeooo:paragraph-rsid="01263dce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1263dce" officeooo:paragraph-rsid="0129a8ed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12787c0" officeooo:paragraph-rsid="012787c0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12787c0" officeooo:paragraph-rsid="0129a8ed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0pt" officeooo:rsid="012787c0" officeooo:paragraph-rsid="012d23aa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128d67a" officeooo:paragraph-rsid="0128d67a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fo:font-size="10pt" officeooo:rsid="0128d67a" officeooo:paragraph-rsid="0129a8ed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128d67a" officeooo:paragraph-rsid="012d23aa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font-size="10pt" officeooo:rsid="0129a8ed" officeooo:paragraph-rsid="0129a8ed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129a8ed" officeooo:paragraph-rsid="012d23aa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font-size="10pt" officeooo:rsid="012a2787" officeooo:paragraph-rsid="012a2787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font-size="10pt" officeooo:rsid="012a2787" officeooo:paragraph-rsid="012d23aa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fo:font-size="10pt" officeooo:rsid="012b8718" officeooo:paragraph-rsid="012b8718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12b8718" officeooo:paragraph-rsid="012d23aa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fo:font-size="10pt" officeooo:rsid="012db9d7" officeooo:paragraph-rsid="012db9d7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fo:font-size="10pt" officeooo:rsid="012f2440" officeooo:paragraph-rsid="012f2440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0c81386" officeooo:paragraph-rsid="00c81386" style:font-weight-asian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125764f" officeooo:paragraph-rsid="0125764f" style:font-weight-asian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125764f" officeooo:paragraph-rsid="0129a8ed" style:font-weight-asian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125764f" officeooo:paragraph-rsid="012d23aa" style:font-weight-asian="normal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officeooo:rsid="011e1b1c" officeooo:paragraph-rsid="011e1b1c"/>
    </style:style>
    <style:style style:name="P87" style:family="paragraph" style:parent-style-name="Table_20_Contents">
      <style:paragraph-properties fo:text-align="center" style:justify-single-word="false"/>
      <style:text-properties officeooo:rsid="00c1bed4" officeooo:paragraph-rsid="0124671f"/>
    </style:style>
    <style:style style:name="P88" style:family="paragraph" style:parent-style-name="Table_20_Contents">
      <style:paragraph-properties fo:text-align="center" style:justify-single-word="false"/>
      <style:text-properties officeooo:rsid="00c1bed4" officeooo:paragraph-rsid="0129a8ed"/>
    </style:style>
    <style:style style:name="P89" style:family="paragraph" style:parent-style-name="Table_20_Contents">
      <style:paragraph-properties fo:text-align="center" style:justify-single-word="false"/>
      <style:text-properties officeooo:rsid="00c1bed4" officeooo:paragraph-rsid="012d23aa"/>
    </style:style>
    <style:style style:name="P90" style:family="paragraph" style:parent-style-name="Table_20_Contents">
      <style:paragraph-properties fo:text-align="center" style:justify-single-word="false"/>
      <style:text-properties officeooo:rsid="0120f80c" officeooo:paragraph-rsid="0120f80c"/>
    </style:style>
    <style:style style:name="P91" style:family="paragraph" style:parent-style-name="Table_20_Contents">
      <style:paragraph-properties fo:text-align="center" style:justify-single-word="false"/>
      <style:text-properties officeooo:rsid="0120f80c" officeooo:paragraph-rsid="0124671f"/>
    </style:style>
    <style:style style:name="P92" style:family="paragraph" style:parent-style-name="Table_20_Contents">
      <style:paragraph-properties fo:text-align="center" style:justify-single-word="false"/>
      <style:text-properties officeooo:rsid="0120f80c" officeooo:paragraph-rsid="0129a8ed"/>
    </style:style>
    <style:style style:name="P93" style:family="paragraph" style:parent-style-name="Table_20_Contents">
      <style:paragraph-properties fo:text-align="center" style:justify-single-word="false"/>
      <style:text-properties officeooo:rsid="0120f80c" officeooo:paragraph-rsid="012d23aa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fo:font-size="10pt" officeooo:rsid="0120f80c" officeooo:paragraph-rsid="0120f80c" fo:background-color="#81d41a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fo:font-size="10pt" officeooo:rsid="01262227" officeooo:paragraph-rsid="01262227" fo:background-color="#81d41a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fo:font-size="10pt" officeooo:rsid="0129a8ed" officeooo:paragraph-rsid="0129a8ed" fo:background-color="#81d41a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fo:font-size="10pt" officeooo:rsid="012db9d7" officeooo:paragraph-rsid="012db9d7" fo:background-color="#81d41a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officeooo:paragraph-rsid="0124671f"/>
    </style:style>
    <style:style style:name="P99" style:family="paragraph" style:parent-style-name="Table_20_Contents">
      <style:paragraph-properties fo:text-align="center" style:justify-single-word="false"/>
      <style:text-properties officeooo:paragraph-rsid="0129a8ed"/>
    </style:style>
    <style:style style:name="P100" style:family="paragraph" style:parent-style-name="Table_20_Contents">
      <style:paragraph-properties fo:text-align="center" style:justify-single-word="false"/>
      <style:text-properties officeooo:paragraph-rsid="012d23aa"/>
    </style:style>
    <style:style style:name="P101" style:family="paragraph" style:parent-style-name="Table_20_Contents">
      <style:paragraph-properties fo:text-align="center" style:justify-single-word="false"/>
      <style:text-properties style:text-underline-style="none" fo:font-weight="normal" officeooo:rsid="00bbbb73" officeooo:paragraph-rsid="0124671f" style:font-weight-asian="normal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text-underline-style="none" fo:font-weight="normal" officeooo:rsid="00bbbb73" officeooo:paragraph-rsid="0129a8ed" style:font-weight-asian="normal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text-underline-style="none" fo:font-weight="normal" officeooo:rsid="00bbbb73" officeooo:paragraph-rsid="012d23aa" style:font-weight-asian="normal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124671f" style:font-weight-asian="normal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129a8ed" style:font-weight-asian="normal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12d23aa" style:font-weight-asian="normal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officeooo:rsid="012b8718" officeooo:paragraph-rsid="012b8718"/>
    </style:style>
    <style:style style:name="P108" style:family="paragraph" style:parent-style-name="Table_20_Contents">
      <style:paragraph-properties fo:text-align="center" style:justify-single-word="false"/>
      <style:text-properties officeooo:rsid="012b8718" officeooo:paragraph-rsid="012d23aa"/>
    </style:style>
    <style:style style:name="T1" style:family="text">
      <style:text-properties fo:color="#000000" style:font-name="Liberation Serif1" officeooo:rsid="011d37c4" fo:background-color="transparent" loext:char-shading-value="0"/>
    </style:style>
    <style:style style:name="T2" style:family="text">
      <style:text-properties fo:color="#000000" style:font-name="Liberation Serif1" fo:font-weight="bold" officeooo:rsid="01210fcc" fo:background-color="transparent" loext:char-shading-value="0" style:font-weight-asian="bold" style:font-weight-complex="bold"/>
    </style:style>
    <style:style style:name="T3" style:family="text">
      <style:text-properties fo:color="#000000" style:font-name="Liberation Serif1" fo:font-weight="bold" officeooo:rsid="0129a8ed" fo:background-color="transparent" loext:char-shading-value="0" style:font-weight-asian="bold" style:font-weight-complex="bold"/>
    </style:style>
    <style:style style:name="T4" style:family="text">
      <style:text-properties fo:color="#000000" style:font-name="Liberation Serif1" fo:font-weight="bold" officeooo:rsid="012d23aa" fo:background-color="transparent" loext:char-shading-value="0" style:font-weight-asian="bold" style:font-weight-complex="bold"/>
    </style:style>
    <style:style style:name="T5" style:family="text">
      <style:text-properties fo:color="#000000" officeooo:rsid="00d65acb"/>
    </style:style>
    <style:style style:name="T6" style:family="text">
      <style:text-properties fo:color="#000000" style:font-name="Liberation Mono" officeooo:rsid="00ad5639"/>
    </style:style>
    <style:style style:name="T7" style:family="text">
      <style:text-properties fo:color="#000000" style:font-name="Liberation Mono" officeooo:rsid="01192acd"/>
    </style:style>
    <style:style style:name="T8" style:family="text">
      <style:text-properties fo:color="#000000" style:font-name="Liberation Mono" officeooo:rsid="011acfa9" fo:background-color="transparent" loext:char-shading-value="0"/>
    </style:style>
    <style:style style:name="T9" style:family="text">
      <style:text-properties fo:color="#000000" style:font-name="Liberation Mono" officeooo:rsid="01210fcc" fo:background-color="transparent" loext:char-shading-value="0"/>
    </style:style>
    <style:style style:name="T10" style:family="text">
      <style:text-properties fo:color="#000000" style:font-name="Liberation Mono" officeooo:rsid="01227ff8" fo:background-color="transparent" loext:char-shading-value="0"/>
    </style:style>
    <style:style style:name="T11" style:family="text">
      <style:text-properties fo:color="#000000" style:font-name="Liberation Mono" officeooo:rsid="0129a8ed" fo:background-color="transparent" loext:char-shading-value="0"/>
    </style:style>
    <style:style style:name="T12" style:family="text">
      <style:text-properties fo:color="#000000" style:font-name="Liberation Mono" officeooo:rsid="012d23aa" fo:background-color="transparent" loext:char-shading-value="0"/>
    </style:style>
    <style:style style:name="T13" style:family="text">
      <style:text-properties fo:color="#000000" style:font-name="Liberation Mono" officeooo:rsid="01210fcc"/>
    </style:style>
    <style:style style:name="T14" style:family="text">
      <style:text-properties fo:color="#000000" style:font-name="Liberation Mono" officeooo:rsid="0129a8e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129a8ed" style:font-weight-asian="bold" style:font-weight-complex="bold"/>
    </style:style>
    <style:style style:name="T17" style:family="text">
      <style:text-properties fo:font-weight="bold" officeooo:rsid="012d23aa" style:font-weight-asian="bold" style:font-weight-complex="bold"/>
    </style:style>
    <style:style style:name="T18" style:family="text">
      <style:text-properties fo:color="#ffffff" fo:font-size="20pt" fo:font-weight="bold" officeooo:rsid="00b3f05b" fo:background-color="transparent" loext:char-shading-value="0"/>
    </style:style>
    <style:style style:name="T19" style:family="text">
      <style:text-properties fo:color="#ffffff" fo:font-size="20pt" fo:font-weight="bold" officeooo:rsid="01192acd" fo:background-color="transparent" loext:char-shading-value="0"/>
    </style:style>
    <style:style style:name="T20" style:family="text">
      <style:text-properties style:font-name="Liberation Mono"/>
    </style:style>
    <style:style style:name="T21" style:family="text">
      <style:text-properties style:font-name="Liberation Mono" officeooo:rsid="01192acd"/>
    </style:style>
    <style:style style:name="T22" style:family="text">
      <style:text-properties style:font-name="Liberation Mono" officeooo:rsid="01210fcc"/>
    </style:style>
    <style:style style:name="T23" style:family="text">
      <style:text-properties style:font-name="Liberation Mono" officeooo:rsid="0129a8ed"/>
    </style:style>
    <style:style style:name="T24" style:family="text">
      <style:text-properties style:font-name="Liberation Mono" officeooo:rsid="012d23aa"/>
    </style:style>
    <style:style style:name="T25" style:family="text">
      <style:text-properties fo:color="#999999" style:font-name="Liberation Mono" officeooo:rsid="00b78f13"/>
    </style:style>
    <style:style style:name="T26" style:family="text">
      <style:text-properties fo:color="#999999" style:font-name="Liberation Mono" officeooo:rsid="010688c9"/>
    </style:style>
    <style:style style:name="T27" style:family="text">
      <style:text-properties fo:color="#999999" style:font-name="Liberation Mono" officeooo:rsid="01192acd"/>
    </style:style>
    <style:style style:name="T28" style:family="text">
      <style:text-properties fo:color="#999999" style:font-name="Liberation Mono" officeooo:rsid="011acfa9" fo:background-color="transparent" loext:char-shading-value="0"/>
    </style:style>
    <style:style style:name="T29" style:family="text">
      <style:text-properties fo:color="#999999" style:font-name="Liberation Mono" officeooo:rsid="01210fcc" fo:background-color="transparent" loext:char-shading-value="0"/>
    </style:style>
    <style:style style:name="T30" style:family="text">
      <style:text-properties fo:color="#999999" style:font-name="Liberation Mono" officeooo:rsid="01227ff8" fo:background-color="transparent" loext:char-shading-value="0"/>
    </style:style>
    <style:style style:name="T31" style:family="text">
      <style:text-properties officeooo:rsid="0124671f"/>
    </style:style>
    <style:style style:name="T32" style:family="text">
      <style:text-properties officeooo:rsid="0129a8ed"/>
    </style:style>
    <style:style style:name="T33" style:family="text">
      <style:text-properties officeooo:rsid="012d23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_20_do_20_relatório">REO<text:span text:style-name="T19">5</text:span> – <text:span text:style-name="T18">Atividade 3</text:span></text:p>
      <text:p text:style-name="Autor_20_Cabeçalho">Pedro Antônio de Souza – 201810557</text:p>
      <text:p text:style-name="Título_20_Seção">Exercício de Fixação</text:p>
      <text:p text:style-name="P19"><text:span text:style-name="Corpo"><text:span text:style-name="T15">a)</text:span></text:span><text:span text:style-name="Corpo"><text:span text:style-name="T6"><text:tab/></text:span></text:span><text:span text:style-name="Corpo"><text:span text:style-name="T25">(</text:span></text:span><text:span text:style-name="Corpo"><text:span text:style-name="T26">1</text:span></text:span><text:span text:style-name="Corpo"><text:span text:style-name="T25">)</text:span></text:span><text:span text:style-name="Corpo"><text:span text:style-name="T6"> </text:span></text:span><text:span text:style-name="Corpo"><text:span text:style-name="T7">S</text:span></text:span><text:span text:style-name="Corpo"><text:span text:style-name="T20"> → </text:span></text:span><text:span text:style-name="Corpo"><text:span text:style-name="T21">AaAB</text:span></text:span></text:p>
      <text:p text:style-name="P20"><text:span text:style-name="Corpo"><text:span text:style-name="T20"><text:tab/></text:span></text:span><text:span text:style-name="Corpo"><text:span text:style-name="T27">(2)</text:span></text:span><text:span text:style-name="Corpo"><text:span text:style-name="T21"> S → BbBa</text:span></text:span></text:p>
      <text:p text:style-name="P20"><text:span text:style-name="Corpo"><text:span text:style-name="T20"><text:tab/></text:span></text:span><text:span text:style-name="Corpo"><text:span text:style-name="T27">(3)</text:span></text:span><text:span text:style-name="Corpo"><text:span text:style-name="T21"> A → ε</text:span></text:span></text:p>
      <text:p text:style-name="P20"><text:span text:style-name="Corpo"><text:span text:style-name="T20"><text:tab/></text:span></text:span><text:span text:style-name="Corpo"><text:span text:style-name="T27">(</text:span></text:span><text:span text:style-name="Corpo"><text:span text:style-name="T28">4</text:span></text:span><text:span text:style-name="Corpo"><text:span text:style-name="T27">)</text:span></text:span><text:span text:style-name="Corpo"><text:span text:style-name="T21"> </text:span></text:span><text:span text:style-name="Corpo"><text:span text:style-name="T8">B</text:span></text:span><text:span text:style-name="Corpo"><text:span text:style-name="T21"> → ε</text:span></text:span></text:p>
      <text:p text:style-name="P15"><text:span text:style-name="Corpo"><text:span text:style-name="T5">É </text:span></text:span><text:span text:style-name="Corpo"><text:span text:style-name="T1">CLR(1)</text:span></text:span><text:span text:style-name="Corpo"><text:span text:style-name="T5">, possuindo a tabela:</text:span></text:span></text:p>
      <table:table table:name="Tabela17" table:style-name="Tabela17">
        <table:table-column table:style-name="Tabela17.A" table:number-columns-repeated="8"/>
        <table:table-row>
          <table:table-cell table:style-name="Tabela17.A1" office:value-type="string">
            <text:p text:style-name="P3"/>
          </table:table-cell>
          <table:table-cell table:style-name="Tabela17.B1" table:number-columns-spanned="4" office:value-type="string">
            <text:p text:style-name="P4">ACTION</text:p>
          </table:table-cell>
          <table:covered-table-cell/>
          <table:covered-table-cell/>
          <table:covered-table-cell/>
          <table:table-cell table:style-name="Tabela17.F1" table:number-columns-spanned="3" office:value-type="string">
            <text:p text:style-name="P4">GO TO</text:p>
          </table:table-cell>
          <table:covered-table-cell/>
          <table:covered-table-cell/>
        </table:table-row>
        <table:table-row>
          <table:table-cell table:style-name="Tabela17.A2" office:value-type="string">
            <text:p text:style-name="P3"/>
          </table:table-cell>
          <table:table-cell table:style-name="Tabela17.B2" office:value-type="string">
            <text:p text:style-name="P30">a</text:p>
          </table:table-cell>
          <table:table-cell table:style-name="Tabela17.B2" office:value-type="string">
            <text:p text:style-name="P30">b</text:p>
          </table:table-cell>
          <table:table-cell table:style-name="Tabela17.B2" office:value-type="string">
            <text:p text:style-name="P30">ε</text:p>
          </table:table-cell>
          <table:table-cell table:style-name="Tabela17.B2" office:value-type="string">
            <text:p text:style-name="P82">$</text:p>
          </table:table-cell>
          <table:table-cell table:style-name="Tabela17.F2" office:value-type="string">
            <text:p text:style-name="P32">S</text:p>
          </table:table-cell>
          <table:table-cell table:style-name="Tabela17.B2" office:value-type="string">
            <text:p text:style-name="P32">A</text:p>
          </table:table-cell>
          <table:table-cell table:style-name="Tabela17.H2" office:value-type="string">
            <text:p text:style-name="P86">B</text:p>
          </table:table-cell>
        </table:table-row>
        <table:table-row>
          <table:table-cell table:style-name="Tabela17.A3" office:value-type="string">
            <text:p text:style-name="P13">0</text:p>
          </table:table-cell>
          <table:table-cell table:style-name="Tabela17.B3" office:value-type="string">
            <text:p text:style-name="P6"/>
          </table:table-cell>
          <table:table-cell table:style-name="Tabela17.B3" office:value-type="string">
            <text:p text:style-name="P7"/>
          </table:table-cell>
          <table:table-cell table:style-name="Tabela17.B3" office:value-type="string">
            <text:p text:style-name="P59">S4</text:p>
          </table:table-cell>
          <table:table-cell table:style-name="Tabela17.B3" office:value-type="string">
            <text:p text:style-name="P7"/>
          </table:table-cell>
          <table:table-cell table:style-name="Tabela17.F3" office:value-type="string">
            <text:p text:style-name="P11">1</text:p>
          </table:table-cell>
          <table:table-cell table:style-name="Tabela17.B3" office:value-type="string">
            <text:p text:style-name="P11">2</text:p>
          </table:table-cell>
          <table:table-cell table:style-name="Tabela17.H3" office:value-type="string">
            <text:p text:style-name="P59">3</text:p>
          </table:table-cell>
        </table:table-row>
        <table:table-row>
          <table:table-cell table:style-name="Tabela17.H2" office:value-type="string">
            <text:p text:style-name="P14">1</text:p>
          </table:table-cell>
          <table:table-cell table:style-name="Tabela17.B3" office:value-type="string">
            <text:p text:style-name="P8"/>
          </table:table-cell>
          <table:table-cell table:style-name="Tabela17.B3" office:value-type="string">
            <text:p text:style-name="P9"/>
          </table:table-cell>
          <table:table-cell table:style-name="Tabela17.B3" office:value-type="string">
            <text:p text:style-name="P9"/>
          </table:table-cell>
          <table:table-cell table:style-name="Tabela17.B3" office:value-type="string">
            <text:p text:style-name="P94">ACC</text:p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14">2</text:p>
          </table:table-cell>
          <table:table-cell table:style-name="Tabela17.B3" office:value-type="string">
            <text:p text:style-name="P59">S5</text:p>
          </table:table-cell>
          <table:table-cell table:style-name="Tabela17.B3" office:value-type="string">
            <text:p text:style-name="P10"/>
          </table:table-cell>
          <table:table-cell table:style-name="Tabela17.B3" office:value-type="string">
            <text:p text:style-name="P10"/>
          </table:table-cell>
          <table:table-cell table:style-name="Tabela17.B3" office:value-type="string">
            <text:p text:style-name="P10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5">3</text:p>
          </table:table-cell>
          <table:table-cell table:style-name="Tabela17.B3" office:value-type="string">
            <text:p text:style-name="P10"/>
          </table:table-cell>
          <table:table-cell table:style-name="Tabela17.B3" office:value-type="string">
            <text:p text:style-name="P59">S6</text:p>
          </table:table-cell>
          <table:table-cell table:style-name="Tabela17.B3" office:value-type="string">
            <text:p text:style-name="P10"/>
          </table:table-cell>
          <table:table-cell table:style-name="Tabela17.B3" office:value-type="string">
            <text:p text:style-name="P10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5">4</text:p>
          </table:table-cell>
          <table:table-cell table:style-name="Tabela17.B3" office:value-type="string">
            <text:p text:style-name="P59">R3</text:p>
          </table:table-cell>
          <table:table-cell table:style-name="Tabela17.B3" office:value-type="string">
            <text:p text:style-name="P59">R4</text:p>
          </table:table-cell>
          <table:table-cell table:style-name="Tabela17.B3" office:value-type="string">
            <text:p text:style-name="P10"/>
          </table:table-cell>
          <table:table-cell table:style-name="Tabela17.B3" office:value-type="string">
            <text:p text:style-name="P10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5">5</text:p>
          </table:table-cell>
          <table:table-cell table:style-name="Tabela17.B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B3" office:value-type="string">
            <text:p text:style-name="P59">S8</text:p>
          </table:table-cell>
          <table:table-cell table:style-name="Tabela17.B3" office:value-type="string">
            <text:p text:style-name="P6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59">7</text:p>
          </table:table-cell>
          <table:table-cell table:style-name="Tabela17.H3" office:value-type="string">
            <text:p text:style-name="P12"/>
          </table:table-cell>
        </table:table-row>
        <table:table-row>
          <table:table-cell table:style-name="Tabela17.H2" office:value-type="string">
            <text:p text:style-name="P5">6</text:p>
          </table:table-cell>
          <table:table-cell table:style-name="Tabela17.B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B3" office:value-type="string">
            <text:p text:style-name="P59">S10</text:p>
          </table:table-cell>
          <table:table-cell table:style-name="Tabela17.B3" office:value-type="string">
            <text:p text:style-name="P6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12"/>
          </table:table-cell>
          <table:table-cell table:style-name="Tabela17.H3" office:value-type="string">
            <text:p text:style-name="P59">9</text:p>
          </table:table-cell>
        </table:table-row>
        <table:table-row>
          <table:table-cell table:style-name="Tabela17.H2" office:value-type="string">
            <text:p text:style-name="P5">7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59">S11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5">8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59">R3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90">9</text:p>
          </table:table-cell>
          <table:table-cell table:style-name="Tabela17.B3" office:value-type="string">
            <text:p text:style-name="P59">S12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90">10</text:p>
          </table:table-cell>
          <table:table-cell table:style-name="Tabela17.B3" office:value-type="string">
            <text:p text:style-name="P59">R4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90">11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59">R1</text:p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  <table:table-row>
          <table:table-cell table:style-name="Tabela17.H2" office:value-type="string">
            <text:p text:style-name="P90">12</text:p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12"/>
          </table:table-cell>
          <table:table-cell table:style-name="Tabela17.B3" office:value-type="string">
            <text:p text:style-name="P59">R2</text:p>
          </table:table-cell>
          <table:table-cell table:style-name="Tabela17.F3" office:value-type="string">
            <text:p text:style-name="P6"/>
          </table:table-cell>
          <table:table-cell table:style-name="Tabela17.B3" office:value-type="string">
            <text:p text:style-name="P6"/>
          </table:table-cell>
          <table:table-cell table:style-name="Tabela17.H3" office:value-type="string">
            <text:p text:style-name="P6"/>
          </table:table-cell>
        </table:table-row>
      </table:table>
      <text:p text:style-name="P2"/>
      <text:p text:style-name="P15"><text:span text:style-name="Corpo"><text:span text:style-name="T5">É SLR(1), possuindo a tabela:</text:span></text:span></text:p>
      <text:p text:style-name="P1"><text:span text:style-name="Corpo"/></text:p>
      <text:p text:style-name="P21"><text:span text:style-name="Corpo"><text:span text:style-name="T3">b</text:span></text:span><text:span text:style-name="Corpo"><text:span text:style-name="T15">)</text:span></text:span><text:span text:style-name="Corpo"><text:span text:style-name="T6"><text:tab/></text:span></text:span><text:span text:style-name="Corpo"><text:span text:style-name="T25">(</text:span></text:span><text:span text:style-name="Corpo"><text:span text:style-name="T26">1</text:span></text:span><text:span text:style-name="Corpo"><text:span text:style-name="T25">)</text:span></text:span><text:span text:style-name="Corpo"><text:span text:style-name="T6"> </text:span></text:span><text:span text:style-name="Corpo"><text:span text:style-name="T9">E</text:span></text:span><text:span text:style-name="Corpo"><text:span text:style-name="T20"> → </text:span></text:span><text:span text:style-name="Corpo"><text:span text:style-name="T9">E+T</text:span></text:span></text:p>
      <text:p text:style-name="P21"><text:span text:style-name="Corpo"><text:span text:style-name="T20"><text:tab/></text:span></text:span><text:span text:style-name="Corpo"><text:span text:style-name="T27">(2)</text:span></text:span><text:span text:style-name="Corpo"><text:span text:style-name="T21"> </text:span></text:span><text:span text:style-name="Corpo"><text:span text:style-name="T9">E</text:span></text:span><text:span text:style-name="Corpo"><text:span text:style-name="T21"> → </text:span></text:span><text:span text:style-name="Corpo"><text:span text:style-name="T9">T</text:span></text:span></text:p>
      <text:p text:style-name="P21"><text:span text:style-name="Corpo"><text:span text:style-name="T20"><text:tab/></text:span></text:span><text:span text:style-name="Corpo"><text:span text:style-name="T27">(3)</text:span></text:span><text:span text:style-name="Corpo"><text:span text:style-name="T21"> </text:span></text:span><text:span text:style-name="Corpo"><text:span text:style-name="T22">T</text:span></text:span><text:span text:style-name="Corpo"><text:span text:style-name="T21"> → </text:span></text:span><text:span text:style-name="Corpo"><text:span text:style-name="T22">TF</text:span></text:span></text:p>
      <text:p text:style-name="P21"><text:span text:style-name="Corpo"><text:span text:style-name="T13"><text:tab/></text:span></text:span><text:span text:style-name="Corpo"><text:span text:style-name="T27">(</text:span></text:span><text:span text:style-name="Corpo"><text:span text:style-name="T28">4</text:span></text:span><text:span text:style-name="Corpo"><text:span text:style-name="T27">)</text:span></text:span><text:span text:style-name="Corpo"><text:span text:style-name="T7"> </text:span></text:span><text:span text:style-name="Corpo"><text:span text:style-name="T9">T</text:span></text:span><text:span text:style-name="Corpo"><text:span text:style-name="T7"> → </text:span></text:span><text:span text:style-name="Corpo"><text:span text:style-name="T13">F</text:span></text:span></text:p>
      <text:p text:style-name="P21"><text:span text:style-name="Corpo"><text:span text:style-name="T20"><text:tab/></text:span></text:span><text:span text:style-name="Corpo"><text:span text:style-name="T27">(</text:span></text:span><text:span text:style-name="Corpo"><text:span text:style-name="T29">5</text:span></text:span><text:span text:style-name="Corpo"><text:span text:style-name="T27">)</text:span></text:span><text:span text:style-name="Corpo"><text:span text:style-name="T21"> </text:span></text:span><text:span text:style-name="Corpo"><text:span text:style-name="T9">F</text:span></text:span><text:span text:style-name="Corpo"><text:span text:style-name="T21"> → </text:span></text:span><text:span text:style-name="Corpo"><text:span text:style-name="T9">F*</text:span></text:span></text:p>
      <text:p text:style-name="P21"><text:span text:style-name="Corpo"><text:span text:style-name="T13"><text:tab/></text:span></text:span><text:span text:style-name="Corpo"><text:span text:style-name="T27">(</text:span></text:span><text:span text:style-name="Corpo"><text:span text:style-name="T30">6</text:span></text:span><text:span text:style-name="Corpo"><text:span text:style-name="T27">)</text:span></text:span><text:span text:style-name="Corpo"><text:span text:style-name="T7"> </text:span></text:span><text:span text:style-name="Corpo"><text:span text:style-name="T9">F</text:span></text:span><text:span text:style-name="Corpo"><text:span text:style-name="T7"> → </text:span></text:span><text:span text:style-name="Corpo"><text:span text:style-name="T9">a</text:span></text:span></text:p>
      <text:p text:style-name="P21"><text:span text:style-name="Corpo"><text:span text:style-name="T20"><text:tab/></text:span></text:span><text:span text:style-name="Corpo"><text:span text:style-name="T27">(</text:span></text:span><text:span text:style-name="Corpo"><text:span text:style-name="T30">7</text:span></text:span><text:span text:style-name="Corpo"><text:span text:style-name="T27">)</text:span></text:span><text:span text:style-name="Corpo"><text:span text:style-name="T21"> </text:span></text:span><text:span text:style-name="Corpo"><text:span text:style-name="T9">F</text:span></text:span><text:span text:style-name="Corpo"><text:span text:style-name="T21"> → </text:span></text:span><text:span text:style-name="Corpo"><text:span text:style-name="T10">b</text:span></text:span></text:p>
      <text:p text:style-name="P16"><text:span text:style-name="Corpo"><text:span text:style-name="T5">É </text:span></text:span><text:span text:style-name="Corpo"><text:span text:style-name="T1">CLR(1)</text:span></text:span><text:span text:style-name="Corpo"><text:span text:style-name="T5">, possuindo a tabela:</text:span></text:span></text:p>
      <table:table table:name="Tabela1" table:style-name="Tabela1">
        <table:table-column table:style-name="Tabela1.A"/>
        <table:table-column table:style-name="Tabela1.B" table:number-columns-repeated="8"/>
        <text:soft-page-break/>
        <table:table-row>
          <table:table-cell table:style-name="Tabela1.A1" office:value-type="string">
            <text:p text:style-name="P98"/>
          </table:table-cell>
          <table:table-cell table:style-name="Tabela1.B1" table:number-columns-spanned="5" office:value-type="string">
            <text:p text:style-name="P40">ACTION</text:p>
          </table:table-cell>
          <table:covered-table-cell/>
          <table:covered-table-cell/>
          <table:covered-table-cell/>
          <table:covered-table-cell/>
          <table:table-cell table:style-name="Tabela1.G1" table:number-columns-spanned="3" office:value-type="string">
            <text:p text:style-name="P40">GO TO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98"/>
          </table:table-cell>
          <table:table-cell table:style-name="Tabela1.B2" office:value-type="string">
            <text:p text:style-name="P34">+</text:p>
          </table:table-cell>
          <table:table-cell table:style-name="Tabela1.B2" office:value-type="string">
            <text:p text:style-name="P31">*</text:p>
          </table:table-cell>
          <table:table-cell table:style-name="Tabela1.B2" office:value-type="string">
            <text:p text:style-name="P34">a</text:p>
          </table:table-cell>
          <table:table-cell table:style-name="Tabela1.B2" office:value-type="string">
            <text:p text:style-name="P36">b</text:p>
          </table:table-cell>
          <table:table-cell table:style-name="Tabela1.B2" office:value-type="string">
            <text:p text:style-name="P83">$</text:p>
          </table:table-cell>
          <table:table-cell table:style-name="Tabela1.G2" office:value-type="string">
            <text:p text:style-name="P33"><text:span text:style-name="T31">E</text:span></text:p>
          </table:table-cell>
          <table:table-cell table:style-name="Tabela1.B2" office:value-type="string">
            <text:p text:style-name="P34">T</text:p>
          </table:table-cell>
          <table:table-cell table:style-name="Tabela1.I2" office:value-type="string">
            <text:p text:style-name="P34">F</text:p>
          </table:table-cell>
        </table:table-row>
        <table:table-row>
          <table:table-cell table:style-name="Tabela1.A3" office:value-type="string">
            <text:p text:style-name="P101">0</text:p>
          </table:table-cell>
          <table:table-cell table:style-name="Tabela1.B3" office:value-type="string">
            <text:p text:style-name="P44"/>
          </table:table-cell>
          <table:table-cell table:style-name="Tabela1.B3" office:value-type="string">
            <text:p text:style-name="P44"/>
          </table:table-cell>
          <table:table-cell table:style-name="Tabela1.B3" office:value-type="string">
            <text:p text:style-name="P63">S4</text:p>
          </table:table-cell>
          <table:table-cell table:style-name="Tabela1.B3" office:value-type="string">
            <text:p text:style-name="P63">S5</text:p>
          </table:table-cell>
          <table:table-cell table:style-name="Tabela1.B3" office:value-type="string">
            <text:p text:style-name="P44"/>
          </table:table-cell>
          <table:table-cell table:style-name="Tabela1.G3" office:value-type="string">
            <text:p text:style-name="P63">1</text:p>
          </table:table-cell>
          <table:table-cell table:style-name="Tabela1.B3" office:value-type="string">
            <text:p text:style-name="P63">2</text:p>
          </table:table-cell>
          <table:table-cell table:style-name="Tabela1.I3" office:value-type="string">
            <text:p text:style-name="P63">3</text:p>
          </table:table-cell>
        </table:table-row>
        <table:table-row>
          <table:table-cell table:style-name="Tabela1.I2" office:value-type="string">
            <text:p text:style-name="P104">1</text:p>
          </table:table-cell>
          <table:table-cell table:style-name="Tabela1.B3" office:value-type="string">
            <text:p text:style-name="P63">S6</text:p>
          </table:table-cell>
          <table:table-cell table:style-name="Tabela1.B3" office:value-type="string">
            <text:p text:style-name="P52"/>
          </table:table-cell>
          <table:table-cell table:style-name="Tabela1.B3" office:value-type="string">
            <text:p text:style-name="P52"/>
          </table:table-cell>
          <table:table-cell table:style-name="Tabela1.B3" office:value-type="string">
            <text:p text:style-name="P52"/>
          </table:table-cell>
          <table:table-cell table:style-name="Tabela1.B3" office:value-type="string">
            <text:p text:style-name="P95">ACC</text:p>
          </table:table-cell>
          <table:table-cell table:style-name="Tabela1.G3" office:value-type="string">
            <text:p text:style-name="P44"/>
          </table:table-cell>
          <table:table-cell table:style-name="Tabela1.B3" office:value-type="string">
            <text:p text:style-name="P44"/>
          </table:table-cell>
          <table:table-cell table:style-name="Tabela1.I3" office:value-type="string">
            <text:p text:style-name="P44"/>
          </table:table-cell>
        </table:table-row>
        <table:table-row>
          <table:table-cell table:style-name="Tabela1.I2" office:value-type="string">
            <text:p text:style-name="P104">2</text:p>
          </table:table-cell>
          <table:table-cell table:style-name="Tabela1.B3" office:value-type="string">
            <text:p text:style-name="P60"/>
          </table:table-cell>
          <table:table-cell table:style-name="Tabela1.B3" office:value-type="string">
            <text:p text:style-name="P56"/>
          </table:table-cell>
          <table:table-cell table:style-name="Tabela1.B3" office:value-type="string">
            <text:p text:style-name="P68">S4</text:p>
          </table:table-cell>
          <table:table-cell table:style-name="Tabela1.B3" office:value-type="string">
            <text:p text:style-name="P68">S5</text:p>
          </table:table-cell>
          <table:table-cell table:style-name="Tabela1.B3" office:value-type="string">
            <text:p text:style-name="P66">R2</text:p>
          </table:table-cell>
          <table:table-cell table:style-name="Tabela1.G3" office:value-type="string">
            <text:p text:style-name="P44"/>
          </table:table-cell>
          <table:table-cell table:style-name="Tabela1.B3" office:value-type="string">
            <text:p text:style-name="P44"/>
          </table:table-cell>
          <table:table-cell table:style-name="Tabela1.I3" office:value-type="string">
            <text:p text:style-name="P63">7</text:p>
          </table:table-cell>
        </table:table-row>
        <table:table-row>
          <table:table-cell table:style-name="Tabela1.I2" office:value-type="string">
            <text:p text:style-name="P87">3</text:p>
          </table:table-cell>
          <table:table-cell table:style-name="Tabela1.B3" office:value-type="string">
            <text:p text:style-name="P56"/>
          </table:table-cell>
          <table:table-cell table:style-name="Tabela1.B3" office:value-type="string">
            <text:p text:style-name="P68">S8</text:p>
          </table:table-cell>
          <table:table-cell table:style-name="Tabela1.B3" office:value-type="string">
            <text:p text:style-name="P56"/>
          </table:table-cell>
          <table:table-cell table:style-name="Tabela1.B3" office:value-type="string">
            <text:p text:style-name="P56"/>
          </table:table-cell>
          <table:table-cell table:style-name="Tabela1.B3" office:value-type="string">
            <text:p text:style-name="P68">R4</text:p>
          </table:table-cell>
          <table:table-cell table:style-name="Tabela1.G3" office:value-type="string">
            <text:p text:style-name="P44"/>
          </table:table-cell>
          <table:table-cell table:style-name="Tabela1.B3" office:value-type="string">
            <text:p text:style-name="P44"/>
          </table:table-cell>
          <table:table-cell table:style-name="Tabela1.I3" office:value-type="string">
            <text:p text:style-name="P44"/>
          </table:table-cell>
        </table:table-row>
        <table:table-row>
          <table:table-cell table:style-name="Tabela1.I2" office:value-type="string">
            <text:p text:style-name="P87">4</text:p>
          </table:table-cell>
          <table:table-cell table:style-name="Tabela1.B3" office:value-type="string">
            <text:p text:style-name="P60"/>
          </table:table-cell>
          <table:table-cell table:style-name="Tabela1.B3" office:value-type="string">
            <text:p text:style-name="P60"/>
          </table:table-cell>
          <table:table-cell table:style-name="Tabela1.B3" office:value-type="string">
            <text:p text:style-name="P56"/>
          </table:table-cell>
          <table:table-cell table:style-name="Tabela1.B3" office:value-type="string">
            <text:p text:style-name="P56"/>
          </table:table-cell>
          <table:table-cell table:style-name="Tabela1.B3" office:value-type="string">
            <text:p text:style-name="P68">R6</text:p>
          </table:table-cell>
          <table:table-cell table:style-name="Tabela1.G3" office:value-type="string">
            <text:p text:style-name="P44"/>
          </table:table-cell>
          <table:table-cell table:style-name="Tabela1.B3" office:value-type="string">
            <text:p text:style-name="P44"/>
          </table:table-cell>
          <table:table-cell table:style-name="Tabela1.I3" office:value-type="string">
            <text:p text:style-name="P44"/>
          </table:table-cell>
        </table:table-row>
        <table:table-row>
          <table:table-cell table:style-name="Tabela1.I2" office:value-type="string">
            <text:p text:style-name="P87">5</text:p>
          </table:table-cell>
          <table:table-cell table:style-name="Tabela1.B3" office:value-type="string">
            <text:p text:style-name="P44"/>
          </table:table-cell>
          <table:table-cell table:style-name="Tabela1.B3" office:value-type="string">
            <text:p text:style-name="P44"/>
          </table:table-cell>
          <table:table-cell table:style-name="Tabela1.B3" office:value-type="string">
            <text:p text:style-name="P60"/>
          </table:table-cell>
          <table:table-cell table:style-name="Tabela1.B3" office:value-type="string">
            <text:p text:style-name="P60"/>
          </table:table-cell>
          <table:table-cell table:style-name="Tabela1.B3" office:value-type="string">
            <text:p text:style-name="P68">R7</text:p>
          </table:table-cell>
          <table:table-cell table:style-name="Tabela1.G3" office:value-type="string">
            <text:p text:style-name="P44"/>
          </table:table-cell>
          <table:table-cell table:style-name="Tabela1.B3" office:value-type="string">
            <text:p text:style-name="P60"/>
          </table:table-cell>
          <table:table-cell table:style-name="Tabela1.I3" office:value-type="string">
            <text:p text:style-name="P48"/>
          </table:table-cell>
        </table:table-row>
        <table:table-row>
          <table:table-cell table:style-name="Tabela1.I2" office:value-type="string">
            <text:p text:style-name="P87">6</text:p>
          </table:table-cell>
          <table:table-cell table:style-name="Tabela1.B3" office:value-type="string">
            <text:p text:style-name="P44"/>
          </table:table-cell>
          <table:table-cell table:style-name="Tabela1.B3" office:value-type="string">
            <text:p text:style-name="P44"/>
          </table:table-cell>
          <table:table-cell table:style-name="Tabela1.B3" office:value-type="string">
            <text:p text:style-name="P71">S4</text:p>
          </table:table-cell>
          <table:table-cell table:style-name="Tabela1.B3" office:value-type="string">
            <text:p text:style-name="P71">S5</text:p>
          </table:table-cell>
          <table:table-cell table:style-name="Tabela1.B3" office:value-type="string">
            <text:p text:style-name="P44"/>
          </table:table-cell>
          <table:table-cell table:style-name="Tabela1.G3" office:value-type="string">
            <text:p text:style-name="P44"/>
          </table:table-cell>
          <table:table-cell table:style-name="Tabela1.B3" office:value-type="string">
            <text:p text:style-name="P71">9</text:p>
          </table:table-cell>
          <table:table-cell table:style-name="Tabela1.I3" office:value-type="string">
            <text:p text:style-name="P71">7</text:p>
          </table:table-cell>
        </table:table-row>
        <table:table-row>
          <table:table-cell table:style-name="Tabela1.I2" office:value-type="string">
            <text:p text:style-name="P87">7</text:p>
          </table:table-cell>
          <table:table-cell table:style-name="Tabela1.B3" office:value-type="string">
            <text:p text:style-name="P48"/>
          </table:table-cell>
          <table:table-cell table:style-name="Tabela1.B3" office:value-type="string">
            <text:p text:style-name="P71">S8</text:p>
          </table:table-cell>
          <table:table-cell table:style-name="Tabela1.B3" office:value-type="string">
            <text:p text:style-name="P48"/>
          </table:table-cell>
          <table:table-cell table:style-name="Tabela1.B3" office:value-type="string">
            <text:p text:style-name="P48"/>
          </table:table-cell>
          <table:table-cell table:style-name="Tabela1.B3" office:value-type="string">
            <text:p text:style-name="P71">R3</text:p>
          </table:table-cell>
          <table:table-cell table:style-name="Tabela1.G3" office:value-type="string">
            <text:p text:style-name="P44"/>
          </table:table-cell>
          <table:table-cell table:style-name="Tabela1.B3" office:value-type="string">
            <text:p text:style-name="P44"/>
          </table:table-cell>
          <table:table-cell table:style-name="Tabela1.I3" office:value-type="string">
            <text:p text:style-name="P44"/>
          </table:table-cell>
        </table:table-row>
        <table:table-row>
          <table:table-cell table:style-name="Tabela1.I2" office:value-type="string">
            <text:p text:style-name="P87">8</text:p>
          </table:table-cell>
          <table:table-cell table:style-name="Tabela1.B3" office:value-type="string">
            <text:p text:style-name="P48"/>
          </table:table-cell>
          <table:table-cell table:style-name="Tabela1.B3" office:value-type="string">
            <text:p text:style-name="P60"/>
          </table:table-cell>
          <table:table-cell table:style-name="Tabela1.B3" office:value-type="string">
            <text:p text:style-name="P48"/>
          </table:table-cell>
          <table:table-cell table:style-name="Tabela1.B3" office:value-type="string">
            <text:p text:style-name="P48"/>
          </table:table-cell>
          <table:table-cell table:style-name="Tabela1.B3" office:value-type="string">
            <text:p text:style-name="P71">R5</text:p>
          </table:table-cell>
          <table:table-cell table:style-name="Tabela1.G3" office:value-type="string">
            <text:p text:style-name="P44"/>
          </table:table-cell>
          <table:table-cell table:style-name="Tabela1.B3" office:value-type="string">
            <text:p text:style-name="P44"/>
          </table:table-cell>
          <table:table-cell table:style-name="Tabela1.I3" office:value-type="string">
            <text:p text:style-name="P44"/>
          </table:table-cell>
        </table:table-row>
        <table:table-row>
          <table:table-cell table:style-name="Tabela1.I2" office:value-type="string">
            <text:p text:style-name="P91">9</text:p>
          </table:table-cell>
          <table:table-cell table:style-name="Tabela1.B3" office:value-type="string">
            <text:p text:style-name="P60"/>
          </table:table-cell>
          <table:table-cell table:style-name="Tabela1.B3" office:value-type="string">
            <text:p text:style-name="P48"/>
          </table:table-cell>
          <table:table-cell table:style-name="Tabela1.B3" office:value-type="string">
            <text:p text:style-name="P74">S4</text:p>
          </table:table-cell>
          <table:table-cell table:style-name="Tabela1.B3" office:value-type="string">
            <text:p text:style-name="P74">S5</text:p>
          </table:table-cell>
          <table:table-cell table:style-name="Tabela1.B3" office:value-type="string">
            <text:p text:style-name="P71">R1</text:p>
          </table:table-cell>
          <table:table-cell table:style-name="Tabela1.G3" office:value-type="string">
            <text:p text:style-name="P44"/>
          </table:table-cell>
          <table:table-cell table:style-name="Tabela1.B3" office:value-type="string">
            <text:p text:style-name="P71"/>
          </table:table-cell>
          <table:table-cell table:style-name="Tabela1.I3" office:value-type="string">
            <text:p text:style-name="P71">7</text:p>
          </table:table-cell>
        </table:table-row>
      </table:table>
      <text:p text:style-name="P27"/>
      <text:p text:style-name="P22"><text:span text:style-name="Corpo"><text:span text:style-name="T5">É SLR(1), possuindo a tabela:</text:span></text:span></text:p>
      <text:p text:style-name="P25"><text:span text:style-name="Corpo"/></text:p>
      <text:p text:style-name="P23"><text:span text:style-name="Corpo"><text:span text:style-name="T3">c</text:span></text:span><text:span text:style-name="Corpo"><text:span text:style-name="T15">)</text:span></text:span><text:span text:style-name="Corpo"><text:span text:style-name="T6"><text:tab/></text:span></text:span><text:span text:style-name="Corpo"><text:span text:style-name="T25">(</text:span></text:span><text:span text:style-name="Corpo"><text:span text:style-name="T26">1</text:span></text:span><text:span text:style-name="Corpo"><text:span text:style-name="T25">)</text:span></text:span><text:span text:style-name="Corpo"><text:span text:style-name="T6"> </text:span></text:span><text:span text:style-name="Corpo"><text:span text:style-name="T11">S</text:span></text:span><text:span text:style-name="Corpo"><text:span text:style-name="T20"> → </text:span></text:span><text:span text:style-name="Corpo"><text:span text:style-name="T11">Aa</text:span></text:span></text:p>
      <text:p text:style-name="P23"><text:span text:style-name="Corpo"><text:span text:style-name="T20"><text:tab/></text:span></text:span><text:span text:style-name="Corpo"><text:span text:style-name="T27">(2)</text:span></text:span><text:span text:style-name="Corpo"><text:span text:style-name="T21"> </text:span></text:span><text:span text:style-name="Corpo"><text:span text:style-name="T11">S</text:span></text:span><text:span text:style-name="Corpo"><text:span text:style-name="T21"> → </text:span></text:span><text:span text:style-name="Corpo"><text:span text:style-name="T23">bAc</text:span></text:span></text:p>
      <text:p text:style-name="P23"><text:span text:style-name="Corpo"><text:span text:style-name="T20"><text:tab/></text:span></text:span><text:span text:style-name="Corpo"><text:span text:style-name="T27">(3)</text:span></text:span><text:span text:style-name="Corpo"><text:span text:style-name="T21"> </text:span></text:span><text:span text:style-name="Corpo"><text:span text:style-name="T23">S</text:span></text:span><text:span text:style-name="Corpo"><text:span text:style-name="T21"> → </text:span></text:span><text:span text:style-name="Corpo"><text:span text:style-name="T11">dc</text:span></text:span></text:p>
      <text:p text:style-name="P23"><text:span text:style-name="Corpo"><text:span text:style-name="T13"><text:tab/></text:span></text:span><text:span text:style-name="Corpo"><text:span text:style-name="T27">(</text:span></text:span><text:span text:style-name="Corpo"><text:span text:style-name="T28">4</text:span></text:span><text:span text:style-name="Corpo"><text:span text:style-name="T27">)</text:span></text:span><text:span text:style-name="Corpo"><text:span text:style-name="T7"> </text:span></text:span><text:span text:style-name="Corpo"><text:span text:style-name="T11">S</text:span></text:span><text:span text:style-name="Corpo"><text:span text:style-name="T7"> → </text:span></text:span><text:span text:style-name="Corpo"><text:span text:style-name="T14">bda</text:span></text:span></text:p>
      <text:p text:style-name="P23"><text:span text:style-name="Corpo"><text:span text:style-name="T20"><text:tab/></text:span></text:span><text:span text:style-name="Corpo"><text:span text:style-name="T27">(</text:span></text:span><text:span text:style-name="Corpo"><text:span text:style-name="T29">5</text:span></text:span><text:span text:style-name="Corpo"><text:span text:style-name="T27">)</text:span></text:span><text:span text:style-name="Corpo"><text:span text:style-name="T21"> </text:span></text:span><text:span text:style-name="Corpo"><text:span text:style-name="T11">A</text:span></text:span><text:span text:style-name="Corpo"><text:span text:style-name="T21"> → </text:span></text:span><text:span text:style-name="Corpo"><text:span text:style-name="T11">d</text:span></text:span></text:p>
      <text:p text:style-name="P17"><text:span text:style-name="Corpo"><text:span text:style-name="T5">É </text:span></text:span><text:span text:style-name="Corpo"><text:span text:style-name="T1">CLR(1)</text:span></text:span><text:span text:style-name="Corpo"><text:span text:style-name="T5">, possuindo a tabela:</text:span></text:span></text:p>
      <table:table table:name="Tabela2" table:style-name="Tabela2">
        <table:table-column table:style-name="Tabela2.A"/>
        <table:table-column table:style-name="Tabela2.B" table:number-columns-repeated="7"/>
        <table:table-row>
          <table:table-cell table:style-name="Tabela2.A1" office:value-type="string">
            <text:p text:style-name="P99"/>
          </table:table-cell>
          <table:table-cell table:style-name="Tabela2.B1" table:number-columns-spanned="5" office:value-type="string">
            <text:p text:style-name="P41">ACTION</text:p>
          </table:table-cell>
          <table:covered-table-cell/>
          <table:covered-table-cell/>
          <table:covered-table-cell/>
          <table:covered-table-cell/>
          <table:table-cell table:style-name="Tabela2.G1" table:number-columns-spanned="2" office:value-type="string">
            <text:p text:style-name="P41">GO TO</text:p>
          </table:table-cell>
          <table:covered-table-cell/>
        </table:table-row>
        <table:table-row>
          <table:table-cell table:style-name="Tabela2.A2" office:value-type="string">
            <text:p text:style-name="P99"/>
          </table:table-cell>
          <table:table-cell table:style-name="Tabela2.B2" office:value-type="string">
            <text:p text:style-name="P35"><text:span text:style-name="T32">a</text:span></text:p>
          </table:table-cell>
          <table:table-cell table:style-name="Tabela2.B2" office:value-type="string">
            <text:p text:style-name="P37">b</text:p>
          </table:table-cell>
          <table:table-cell table:style-name="Tabela2.B2" office:value-type="string">
            <text:p text:style-name="P37">c</text:p>
          </table:table-cell>
          <table:table-cell table:style-name="Tabela2.B2" office:value-type="string">
            <text:p text:style-name="P37">d</text:p>
          </table:table-cell>
          <table:table-cell table:style-name="Tabela2.B2" office:value-type="string">
            <text:p text:style-name="P84">$</text:p>
          </table:table-cell>
          <table:table-cell table:style-name="Tabela2.G2" office:value-type="string">
            <text:p text:style-name="P37">S</text:p>
          </table:table-cell>
          <table:table-cell table:style-name="Tabela2.H2" office:value-type="string">
            <text:p text:style-name="P37">A</text:p>
          </table:table-cell>
        </table:table-row>
        <table:table-row>
          <table:table-cell table:style-name="Tabela2.A3" office:value-type="string">
            <text:p text:style-name="P102">0</text:p>
          </table:table-cell>
          <table:table-cell table:style-name="Tabela2.B3" office:value-type="string">
            <text:p text:style-name="P45"/>
          </table:table-cell>
          <table:table-cell table:style-name="Tabela2.B3" office:value-type="string">
            <text:p text:style-name="P76">S3</text:p>
          </table:table-cell>
          <table:table-cell table:style-name="Tabela2.B3" office:value-type="string">
            <text:p text:style-name="P64"/>
          </table:table-cell>
          <table:table-cell table:style-name="Tabela2.B3" office:value-type="string">
            <text:p text:style-name="P76">S4</text:p>
          </table:table-cell>
          <table:table-cell table:style-name="Tabela2.B3" office:value-type="string">
            <text:p text:style-name="P45"/>
          </table:table-cell>
          <table:table-cell table:style-name="Tabela2.G3" office:value-type="string">
            <text:p text:style-name="P76">1</text:p>
          </table:table-cell>
          <table:table-cell table:style-name="Tabela2.H3" office:value-type="string">
            <text:p text:style-name="P76">2</text:p>
          </table:table-cell>
        </table:table-row>
        <table:table-row>
          <table:table-cell table:style-name="Tabela2.H2" office:value-type="string">
            <text:p text:style-name="P105">1</text:p>
          </table:table-cell>
          <table:table-cell table:style-name="Tabela2.B3" office:value-type="string">
            <text:p text:style-name="P64"/>
          </table:table-cell>
          <table:table-cell table:style-name="Tabela2.B3" office:value-type="string">
            <text:p text:style-name="P53"/>
          </table:table-cell>
          <table:table-cell table:style-name="Tabela2.B3" office:value-type="string">
            <text:p text:style-name="P53"/>
          </table:table-cell>
          <table:table-cell table:style-name="Tabela2.B3" office:value-type="string">
            <text:p text:style-name="P53"/>
          </table:table-cell>
          <table:table-cell table:style-name="Tabela2.B3" office:value-type="string">
            <text:p text:style-name="P96">ACC</text:p>
          </table:table-cell>
          <table:table-cell table:style-name="Tabela2.G3" office:value-type="string">
            <text:p text:style-name="P45"/>
          </table:table-cell>
          <table:table-cell table:style-name="Tabela2.H3" office:value-type="string">
            <text:p text:style-name="P45"/>
          </table:table-cell>
        </table:table-row>
        <table:table-row>
          <table:table-cell table:style-name="Tabela2.H2" office:value-type="string">
            <text:p text:style-name="P105">2</text:p>
          </table:table-cell>
          <table:table-cell table:style-name="Tabela2.B3" office:value-type="string">
            <text:p text:style-name="P76">S5</text:p>
          </table:table-cell>
          <table:table-cell table:style-name="Tabela2.B3" office:value-type="string">
            <text:p text:style-name="P57"/>
          </table:table-cell>
          <table:table-cell table:style-name="Tabela2.B3" office:value-type="string">
            <text:p text:style-name="P69"/>
          </table:table-cell>
          <table:table-cell table:style-name="Tabela2.B3" office:value-type="string">
            <text:p text:style-name="P69"/>
          </table:table-cell>
          <table:table-cell table:style-name="Tabela2.B3" office:value-type="string">
            <text:p text:style-name="P67"/>
          </table:table-cell>
          <table:table-cell table:style-name="Tabela2.G3" office:value-type="string">
            <text:p text:style-name="P45"/>
          </table:table-cell>
          <table:table-cell table:style-name="Tabela2.H3" office:value-type="string">
            <text:p text:style-name="P76"/>
          </table:table-cell>
        </table:table-row>
        <table:table-row>
          <table:table-cell table:style-name="Tabela2.H2" office:value-type="string">
            <text:p text:style-name="P88">3</text:p>
          </table:table-cell>
          <table:table-cell table:style-name="Tabela2.B3" office:value-type="string">
            <text:p text:style-name="P57"/>
          </table:table-cell>
          <table:table-cell table:style-name="Tabela2.B3" office:value-type="string">
            <text:p text:style-name="P69"/>
          </table:table-cell>
          <table:table-cell table:style-name="Tabela2.B3" office:value-type="string">
            <text:p text:style-name="P57"/>
          </table:table-cell>
          <table:table-cell table:style-name="Tabela2.B3" office:value-type="string">
            <text:p text:style-name="P76">S7</text:p>
          </table:table-cell>
          <table:table-cell table:style-name="Tabela2.B3" office:value-type="string">
            <text:p text:style-name="P69"/>
          </table:table-cell>
          <table:table-cell table:style-name="Tabela2.G3" office:value-type="string">
            <text:p text:style-name="P45"/>
          </table:table-cell>
          <table:table-cell table:style-name="Tabela2.H3" office:value-type="string">
            <text:p text:style-name="P76">6</text:p>
          </table:table-cell>
        </table:table-row>
        <table:table-row>
          <table:table-cell table:style-name="Tabela2.H2" office:value-type="string">
            <text:p text:style-name="P88">4</text:p>
          </table:table-cell>
          <table:table-cell table:style-name="Tabela2.B3" office:value-type="string">
            <text:p text:style-name="P76">R5</text:p>
          </table:table-cell>
          <table:table-cell table:style-name="Tabela2.B3" office:value-type="string">
            <text:p text:style-name="P61"/>
          </table:table-cell>
          <table:table-cell table:style-name="Tabela2.B3" office:value-type="string">
            <text:p text:style-name="P76">S8</text:p>
          </table:table-cell>
          <table:table-cell table:style-name="Tabela2.B3" office:value-type="string">
            <text:p text:style-name="P57"/>
          </table:table-cell>
          <table:table-cell table:style-name="Tabela2.B3" office:value-type="string">
            <text:p text:style-name="P69"/>
          </table:table-cell>
          <table:table-cell table:style-name="Tabela2.G3" office:value-type="string">
            <text:p text:style-name="P45"/>
          </table:table-cell>
          <table:table-cell table:style-name="Tabela2.H3" office:value-type="string">
            <text:p text:style-name="P45"/>
          </table:table-cell>
        </table:table-row>
        <table:table-row>
          <table:table-cell table:style-name="Tabela2.H2" office:value-type="string">
            <text:p text:style-name="P88">5</text:p>
          </table:table-cell>
          <table:table-cell table:style-name="Tabela2.B3" office:value-type="string">
            <text:p text:style-name="P45"/>
          </table:table-cell>
          <table:table-cell table:style-name="Tabela2.B3" office:value-type="string">
            <text:p text:style-name="P45"/>
          </table:table-cell>
          <table:table-cell table:style-name="Tabela2.B3" office:value-type="string">
            <text:p text:style-name="P61"/>
          </table:table-cell>
          <table:table-cell table:style-name="Tabela2.B3" office:value-type="string">
            <text:p text:style-name="P61"/>
          </table:table-cell>
          <table:table-cell table:style-name="Tabela2.B3" office:value-type="string">
            <text:p text:style-name="P78">R1</text:p>
          </table:table-cell>
          <table:table-cell table:style-name="Tabela2.G3" office:value-type="string">
            <text:p text:style-name="P45"/>
          </table:table-cell>
          <table:table-cell table:style-name="Tabela2.H3" office:value-type="string">
            <text:p text:style-name="P61"/>
          </table:table-cell>
        </table:table-row>
        <table:table-row>
          <table:table-cell table:style-name="Tabela2.H2" office:value-type="string">
            <text:p text:style-name="P88">6</text:p>
          </table:table-cell>
          <table:table-cell table:style-name="Tabela2.B3" office:value-type="string">
            <text:p text:style-name="P45"/>
          </table:table-cell>
          <table:table-cell table:style-name="Tabela2.B3" office:value-type="string">
            <text:p text:style-name="P45"/>
          </table:table-cell>
          <table:table-cell table:style-name="Tabela2.B3" office:value-type="string">
            <text:p text:style-name="P78">S9</text:p>
          </table:table-cell>
          <table:table-cell table:style-name="Tabela2.B3" office:value-type="string">
            <text:p text:style-name="P72"/>
          </table:table-cell>
          <table:table-cell table:style-name="Tabela2.B3" office:value-type="string">
            <text:p text:style-name="P45"/>
          </table:table-cell>
          <table:table-cell table:style-name="Tabela2.G3" office:value-type="string">
            <text:p text:style-name="P45"/>
          </table:table-cell>
          <table:table-cell table:style-name="Tabela2.H3" office:value-type="string">
            <text:p text:style-name="P72"/>
          </table:table-cell>
        </table:table-row>
        <table:table-row>
          <table:table-cell table:style-name="Tabela2.H2" office:value-type="string">
            <text:p text:style-name="P88">7</text:p>
          </table:table-cell>
          <table:table-cell table:style-name="Tabela2.B3" office:value-type="string">
            <text:p text:style-name="P78">S10</text:p>
          </table:table-cell>
          <table:table-cell table:style-name="Tabela2.B3" office:value-type="string">
            <text:p text:style-name="P72"/>
          </table:table-cell>
          <table:table-cell table:style-name="Tabela2.B3" office:value-type="string">
            <text:p text:style-name="P78">R5</text:p>
          </table:table-cell>
          <table:table-cell table:style-name="Tabela2.B3" office:value-type="string">
            <text:p text:style-name="P49"/>
          </table:table-cell>
          <table:table-cell table:style-name="Tabela2.B3" office:value-type="string">
            <text:p text:style-name="P72"/>
          </table:table-cell>
          <table:table-cell table:style-name="Tabela2.G3" office:value-type="string">
            <text:p text:style-name="P45"/>
          </table:table-cell>
          <table:table-cell table:style-name="Tabela2.H3" office:value-type="string">
            <text:p text:style-name="P45"/>
          </table:table-cell>
        </table:table-row>
        <table:table-row>
          <table:table-cell table:style-name="Tabela2.H2" office:value-type="string">
            <text:p text:style-name="P88">8</text:p>
          </table:table-cell>
          <table:table-cell table:style-name="Tabela2.B3" office:value-type="string">
            <text:p text:style-name="P49"/>
          </table:table-cell>
          <table:table-cell table:style-name="Tabela2.B3" office:value-type="string">
            <text:p text:style-name="P61"/>
          </table:table-cell>
          <table:table-cell table:style-name="Tabela2.B3" office:value-type="string">
            <text:p text:style-name="P49"/>
          </table:table-cell>
          <table:table-cell table:style-name="Tabela2.B3" office:value-type="string">
            <text:p text:style-name="P49"/>
          </table:table-cell>
          <table:table-cell table:style-name="Tabela2.B3" office:value-type="string">
            <text:p text:style-name="P78">R3</text:p>
          </table:table-cell>
          <table:table-cell table:style-name="Tabela2.G3" office:value-type="string">
            <text:p text:style-name="P45"/>
          </table:table-cell>
          <table:table-cell table:style-name="Tabela2.H3" office:value-type="string">
            <text:p text:style-name="P45"/>
          </table:table-cell>
        </table:table-row>
        <table:table-row>
          <table:table-cell table:style-name="Tabela2.H2" office:value-type="string">
            <text:p text:style-name="P92">9</text:p>
          </table:table-cell>
          <table:table-cell table:style-name="Tabela2.B3" office:value-type="string">
            <text:p text:style-name="P61"/>
          </table:table-cell>
          <table:table-cell table:style-name="Tabela2.B3" office:value-type="string">
            <text:p text:style-name="P49"/>
          </table:table-cell>
          <table:table-cell table:style-name="Tabela2.B3" office:value-type="string">
            <text:p text:style-name="P74"/>
          </table:table-cell>
          <table:table-cell table:style-name="Tabela2.B3" office:value-type="string">
            <text:p text:style-name="P74"/>
          </table:table-cell>
          <table:table-cell table:style-name="Tabela2.B3" office:value-type="string">
            <text:p text:style-name="P78">R2</text:p>
          </table:table-cell>
          <table:table-cell table:style-name="Tabela2.G3" office:value-type="string">
            <text:p text:style-name="P45"/>
          </table:table-cell>
          <table:table-cell table:style-name="Tabela2.H3" office:value-type="string">
            <text:p text:style-name="P72"/>
          </table:table-cell>
        </table:table-row>
        <table:table-row>
          <table:table-cell table:style-name="Tabela2.H2" office:value-type="string">
            <text:p text:style-name="P107">10</text:p>
          </table:table-cell>
          <table:table-cell table:style-name="Tabela2.B3" office:value-type="string">
            <text:p text:style-name="P61"/>
          </table:table-cell>
          <table:table-cell table:style-name="Tabela2.B3" office:value-type="string">
            <text:p text:style-name="P49"/>
          </table:table-cell>
          <table:table-cell table:style-name="Tabela2.B3" office:value-type="string">
            <text:p text:style-name="P74"/>
          </table:table-cell>
          <table:table-cell table:style-name="Tabela2.B3" office:value-type="string">
            <text:p text:style-name="P74"/>
          </table:table-cell>
          <table:table-cell table:style-name="Tabela2.B3" office:value-type="string">
            <text:p text:style-name="P78">R4</text:p>
          </table:table-cell>
          <table:table-cell table:style-name="Tabela2.G3" office:value-type="string">
            <text:p text:style-name="P45"/>
          </table:table-cell>
          <table:table-cell table:style-name="Tabela2.H3" office:value-type="string">
            <text:p text:style-name="P72"/>
          </table:table-cell>
        </table:table-row>
      </table:table>
      <text:p text:style-name="P28"/>
      <text:p text:style-name="P24"><text:span text:style-name="Corpo"><text:span text:style-name="T5">É SLR(1), possuindo a tabela:</text:span></text:span></text:p>
      <text:p text:style-name="P26"><text:span text:style-name="Corpo"/></text:p>
      <text:p text:style-name="P24"><text:span text:style-name="Corpo"><text:span text:style-name="T4">d</text:span></text:span><text:span text:style-name="Corpo"><text:span text:style-name="T15">)</text:span></text:span><text:span text:style-name="Corpo"><text:span text:style-name="T6"><text:tab/></text:span></text:span><text:span text:style-name="Corpo"><text:span text:style-name="T25">(</text:span></text:span><text:span text:style-name="Corpo"><text:span text:style-name="T26">1</text:span></text:span><text:span text:style-name="Corpo"><text:span text:style-name="T25">)</text:span></text:span><text:span text:style-name="Corpo"><text:span text:style-name="T6"> </text:span></text:span><text:span text:style-name="Corpo"><text:span text:style-name="T12">E</text:span></text:span><text:span text:style-name="Corpo"><text:span text:style-name="T20"> → </text:span></text:span><text:span text:style-name="Corpo"><text:span text:style-name="T12">E+T</text:span></text:span></text:p>
      <text:p text:style-name="P24"><text:soft-page-break/><text:span text:style-name="Corpo"><text:span text:style-name="T20"><text:tab/></text:span></text:span><text:span text:style-name="Corpo"><text:span text:style-name="T27">(2)</text:span></text:span><text:span text:style-name="Corpo"><text:span text:style-name="T21"> </text:span></text:span><text:span text:style-name="Corpo"><text:span text:style-name="T12">E</text:span></text:span><text:span text:style-name="Corpo"><text:span text:style-name="T21"> → </text:span></text:span><text:span text:style-name="Corpo"><text:span text:style-name="T12">T</text:span></text:span></text:p>
      <text:p text:style-name="P24"><text:span text:style-name="Corpo"><text:span text:style-name="T20"><text:tab/></text:span></text:span><text:span text:style-name="Corpo"><text:span text:style-name="T27">(3)</text:span></text:span><text:span text:style-name="Corpo"><text:span text:style-name="T21"> </text:span></text:span><text:span text:style-name="Corpo"><text:span text:style-name="T24">T</text:span></text:span><text:span text:style-name="Corpo"><text:span text:style-name="T21"> → </text:span></text:span><text:span text:style-name="Corpo"><text:span text:style-name="T12">i</text:span></text:span></text:p>
      <text:p text:style-name="P18"><text:span text:style-name="Corpo"><text:span text:style-name="T5">É </text:span></text:span><text:span text:style-name="Corpo"><text:span text:style-name="T1">CLR(1)</text:span></text:span><text:span text:style-name="Corpo"><text:span text:style-name="T5">, possuindo a tabela:</text:span></text:span></text:p>
      <table:table table:name="Tabela3" table:style-name="Tabela3">
        <table:table-column table:style-name="Tabela3.A"/>
        <table:table-column table:style-name="Tabela3.B" table:number-columns-repeated="5"/>
        <table:table-row>
          <table:table-cell table:style-name="Tabela3.A1" office:value-type="string">
            <text:p text:style-name="P100"/>
          </table:table-cell>
          <table:table-cell table:style-name="Tabela3.B1" table:number-columns-spanned="3" office:value-type="string">
            <text:p text:style-name="P42">ACTION</text:p>
          </table:table-cell>
          <table:covered-table-cell/>
          <table:covered-table-cell/>
          <table:table-cell table:style-name="Tabela3.E1" table:number-columns-spanned="2" office:value-type="string">
            <text:p text:style-name="P42">GO TO</text:p>
          </table:table-cell>
          <table:covered-table-cell/>
        </table:table-row>
        <table:table-row>
          <table:table-cell table:style-name="Tabela3.A2" office:value-type="string">
            <text:p text:style-name="P100"/>
          </table:table-cell>
          <table:table-cell table:style-name="Tabela3.B2" office:value-type="string">
            <text:p text:style-name="P39">+</text:p>
          </table:table-cell>
          <table:table-cell table:style-name="Tabela3.B2" office:value-type="string">
            <text:p text:style-name="P39">i</text:p>
          </table:table-cell>
          <table:table-cell table:style-name="Tabela3.B2" office:value-type="string">
            <text:p text:style-name="P85">$</text:p>
          </table:table-cell>
          <table:table-cell table:style-name="Tabela3.E2" office:value-type="string">
            <text:p text:style-name="P39">E</text:p>
          </table:table-cell>
          <table:table-cell table:style-name="Tabela3.F2" office:value-type="string">
            <text:p text:style-name="P39">T</text:p>
          </table:table-cell>
        </table:table-row>
        <table:table-row>
          <table:table-cell table:style-name="Tabela3.A3" office:value-type="string">
            <text:p text:style-name="P103">0</text:p>
          </table:table-cell>
          <table:table-cell table:style-name="Tabela3.B3" office:value-type="string">
            <text:p text:style-name="P46"/>
          </table:table-cell>
          <table:table-cell table:style-name="Tabela3.B3" office:value-type="string">
            <text:p text:style-name="P80">S3</text:p>
          </table:table-cell>
          <table:table-cell table:style-name="Tabela3.B3" office:value-type="string">
            <text:p text:style-name="P46"/>
          </table:table-cell>
          <table:table-cell table:style-name="Tabela3.E3" office:value-type="string">
            <text:p text:style-name="P80">1</text:p>
          </table:table-cell>
          <table:table-cell table:style-name="Tabela3.F3" office:value-type="string">
            <text:p text:style-name="P80">2</text:p>
          </table:table-cell>
        </table:table-row>
        <table:table-row>
          <table:table-cell table:style-name="Tabela3.F2" office:value-type="string">
            <text:p text:style-name="P106">1</text:p>
          </table:table-cell>
          <table:table-cell table:style-name="Tabela3.B3" office:value-type="string">
            <text:p text:style-name="P80">S4</text:p>
          </table:table-cell>
          <table:table-cell table:style-name="Tabela3.B3" office:value-type="string">
            <text:p text:style-name="P54"/>
          </table:table-cell>
          <table:table-cell table:style-name="Tabela3.B3" office:value-type="string">
            <text:p text:style-name="P97">ACC</text:p>
          </table:table-cell>
          <table:table-cell table:style-name="Tabela3.E3" office:value-type="string">
            <text:p text:style-name="P46"/>
          </table:table-cell>
          <table:table-cell table:style-name="Tabela3.F3" office:value-type="string">
            <text:p text:style-name="P46"/>
          </table:table-cell>
        </table:table-row>
        <table:table-row>
          <table:table-cell table:style-name="Tabela3.F2" office:value-type="string">
            <text:p text:style-name="P106">2</text:p>
          </table:table-cell>
          <table:table-cell table:style-name="Tabela3.B3" office:value-type="string">
            <text:p text:style-name="P77"/>
          </table:table-cell>
          <table:table-cell table:style-name="Tabela3.B3" office:value-type="string">
            <text:p text:style-name="P58"/>
          </table:table-cell>
          <table:table-cell table:style-name="Tabela3.B3" office:value-type="string">
            <text:p text:style-name="P80">R2</text:p>
          </table:table-cell>
          <table:table-cell table:style-name="Tabela3.E3" office:value-type="string">
            <text:p text:style-name="P46"/>
          </table:table-cell>
          <table:table-cell table:style-name="Tabela3.F3" office:value-type="string">
            <text:p text:style-name="P77"/>
          </table:table-cell>
        </table:table-row>
        <table:table-row>
          <table:table-cell table:style-name="Tabela3.F2" office:value-type="string">
            <text:p text:style-name="P89">3</text:p>
          </table:table-cell>
          <table:table-cell table:style-name="Tabela3.B3" office:value-type="string">
            <text:p text:style-name="P58"/>
          </table:table-cell>
          <table:table-cell table:style-name="Tabela3.B3" office:value-type="string">
            <text:p text:style-name="P70"/>
          </table:table-cell>
          <table:table-cell table:style-name="Tabela3.B3" office:value-type="string">
            <text:p text:style-name="P81">R3</text:p>
          </table:table-cell>
          <table:table-cell table:style-name="Tabela3.E3" office:value-type="string">
            <text:p text:style-name="P46"/>
          </table:table-cell>
          <table:table-cell table:style-name="Tabela3.F3" office:value-type="string">
            <text:p text:style-name="P77"/>
          </table:table-cell>
        </table:table-row>
        <table:table-row>
          <table:table-cell table:style-name="Tabela3.F2" office:value-type="string">
            <text:p text:style-name="P89">4</text:p>
          </table:table-cell>
          <table:table-cell table:style-name="Tabela3.B3" office:value-type="string">
            <text:p text:style-name="P77"/>
          </table:table-cell>
          <table:table-cell table:style-name="Tabela3.B3" office:value-type="string">
            <text:p text:style-name="P81">S3</text:p>
          </table:table-cell>
          <table:table-cell table:style-name="Tabela3.B3" office:value-type="string">
            <text:p text:style-name="P70"/>
          </table:table-cell>
          <table:table-cell table:style-name="Tabela3.E3" office:value-type="string">
            <text:p text:style-name="P46"/>
          </table:table-cell>
          <table:table-cell table:style-name="Tabela3.F3" office:value-type="string">
            <text:p text:style-name="P81">5</text:p>
          </table:table-cell>
        </table:table-row>
        <table:table-row>
          <table:table-cell table:style-name="Tabela3.F2" office:value-type="string">
            <text:p text:style-name="P89">5</text:p>
          </table:table-cell>
          <table:table-cell table:style-name="Tabela3.B3" office:value-type="string">
            <text:p text:style-name="P46"/>
          </table:table-cell>
          <table:table-cell table:style-name="Tabela3.B3" office:value-type="string">
            <text:p text:style-name="P46"/>
          </table:table-cell>
          <table:table-cell table:style-name="Tabela3.B3" office:value-type="string">
            <text:p text:style-name="P81">R1</text:p>
          </table:table-cell>
          <table:table-cell table:style-name="Tabela3.E3" office:value-type="string">
            <text:p text:style-name="P46"/>
          </table:table-cell>
          <table:table-cell table:style-name="Tabela3.F3" office:value-type="string">
            <text:p text:style-name="P62"/>
          </table:table-cell>
        </table:table-row>
      </table:table>
      <text:p text:style-name="P29"/>
      <text:p text:style-name="P24"><text:span text:style-name="Corpo"><text:span text:style-name="T5">É SLR(1), possuindo a tabela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1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7-28T18:53:12.252816146</dc:date>
    <meta:editing-duration>PT52M39S</meta:editing-duration>
    <meta:editing-cycles>37</meta:editing-cycles>
    <meta:generator>LibreOffice/6.4.4.2$Linux_X86_64 LibreOffice_project/40$Build-2</meta:generator>
    <meta:document-statistic meta:table-count="4" meta:image-count="0" meta:object-count="0" meta:page-count="3" meta:paragraph-count="177" meta:word-count="282" meta:character-count="769" meta:non-whitespace-character-count="647"/>
  </office:meta>
</office:document-meta>
</file>